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98.69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382.1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99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5, X6</text:p>
          </table:table-cell>
          <table:table-cell/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24, R129, R141, R142, R143, R144, R145, R146, R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73, R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6, C7, C12, C13, C15, C18, C22, C23, C26, C29, C30, C38, C39, C43, C44, C45, C48, C49, C52, C54, C59, C64, C70, C71, C75, C76, C77, C80, C81, C84, C86, C91, C96, C104, C105, C110, C120, C127, C128, C129, C131, C138, C143, C144, C145, C148, C149, C151, C152, C154, C155, C156, C157, C167, C191, C192, C196, C197, C198, C199, C203, C204, C205, C206, C207, C208, C209, C210, C211, C212, C216, C220, C224, C225, C226, C227, C2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, C2, C3, C4, C33, C34, C35, C36, C66, C67, C68, C121, C132, C150, C153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49, R56, R64, R80, R83, R86, R90, R92, R93, R94, R95, R97, R98, R99, R100, R101, R102, R103, R104, R111, R112, R113, R132, R133, R1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8, C10, C11, C40, C42, C55, C65, C72, C74, C87, C107, C130, C146, C147, C200, C201, C202, C213, C214, C215, C217, C218, C2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25, C126, C141, C14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51, L55</text:p>
          </table:table-cell>
          <table:table-cell office:value-type="string" calcext:value-type="string">
            <text:p>10u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100M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73, C177, C185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25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2, L33, L34, L35, L36, L37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R12J00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4, C56, C88, C182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1, C57, C89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2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6k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, R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17, C135, C222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97, C99, C100, C102, C103, C112, C118, C136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1, R25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0, R58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n, 0402, 25V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9, C20, C21, C28, C41, C46, C47, C63, C73, C78, C79, C95, C114, C115, C116, C122, C133, C134, C193, C194, C19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06, C123, C124, C139, C140, C158, C160, C162, C164, C165, C166, C16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4, R35, R38, R39,R76, R88, R96, R135, R1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5, R16, R27, R28, R43, R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0 Ohm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4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k, 0402, 1%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9, R20, R31, R32, R47, R48, R117, R118, R119, R120, R121, R1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69, C170, C171, C172, C174, C180, C181, C184, C189, C19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22u, 1206, 10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9, R70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5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0k, 0402, 1%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4, R26, R42, R52, R60, R105, R106, R107, R108, R109, R110, R14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, L2, L3, L6, L11, L12, L17, L18, L19, L20, L21, L22, L27, L28, L44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CNR33J10D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6, C17, C19, C27, C53, C60, C61, C62, C85, C92, C93, C94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9, L10, L15, L16, L25, L2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33NJ00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2, C58, C9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19, C137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6 Ohm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7</text:p>
          </table:table-cell>
          <table:table-cell office:value-type="string" calcext:value-type="string">
            <text:p>45k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5k3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75, C178, C186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47n, 0402, 25V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6, R7, R8, R22, R23, R24, R54, R55, R57, R62, R63, R65, R66, R67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5, R4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8, C109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4p, 0402, 25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13, C159, C161, C16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7</text:p>
          </table:table-cell>
          <table:table-cell office:value-type="string" calcext:value-type="string">
            <text:p>510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10p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8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1k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3, R36, R37, R40, R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8, C101, C111, C221, C223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3, R6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, R2, R4, R5, R9, R10, R13, R21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7, L8, L13, L14, L23, L24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LQW15AN68NJ00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7, R18, R29, R3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52, L53, L54</text:p>
          </table:table-cell>
          <table:table-cell office:value-type="string" calcext:value-type="string">
            <text:p>6u8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6R8M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1, R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9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k, 0402, 1%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79</text:p>
          </table:table-cell>
          <table:table-cell office:value-type="string" calcext:value-type="string">
            <text:p>8p2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8p2, 0402, 25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1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91k, 0402, 1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1, IC5, IC37</text:p>
          </table:table-cell>
          <table:table-cell table:number-columns-repeated="2"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table:number-columns-repeated="3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7, IC21</text:p>
          </table:table-cell>
          <table:table-cell table:number-columns-repeated="2"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1, T2, T3</text:p>
          </table:table-cell>
          <table:table-cell table:number-columns-repeated="2"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table:number-columns-repeated="3" office:value-type="string" calcext:value-type="string">
            <text:p>DCJ0202</text:p>
          </table:table-cell>
          <table:table-cell office:value-type="string" calcext:value-type="string">
            <text:p>KLDHCX-0202-AC-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5, C24, C25, C37, C50, C51, C69, C82, C83, C183, C18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INI-USB-SCHIELD-32005-301</text:p>
          </table:table-cell>
          <table:table-cell office:value-type="string" calcext:value-type="string">
            <text:p>32005-301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77, R89, R91, R114, R115, R116, R123, R125, R126, R127, R128, R130, R131, R137, R138, R139, R14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A-128 26MHz</text:p>
          </table:table-cell>
          <table:table-cell table:number-columns-repeated="2" office:value-type="string" calcext:value-type="string">
            <text:p>FA-128</text:p>
          </table:table-cell>
          <table:table-cell office:value-type="string" calcext:value-type="string">
            <text:p>FA-128 26.0000MF10Z-AC3 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4, L5, L31, L38, L39, L40, L41, L42, L43, L45, L46, L47, L48, L49, L50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1, LED5, LED6, LED7, LED8, LED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28, IC29, IC30, IC31</text:p>
          </table:table-cell>
          <table:table-cell table:number-columns-repeated="2"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2, IC6, IC10</text:p>
          </table:table-cell>
          <table:table-cell table:number-columns-repeated="2"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4, IC19</text:p>
          </table:table-cell>
          <table:table-cell table:number-columns-repeated="2"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4, IC8, IC12</text:p>
          </table:table-cell>
          <table:table-cell table:number-columns-repeated="2"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34, IC35, IC36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5, IC20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22, IC25, IC26, IC27</text:p>
          </table:table-cell>
          <table:table-cell table:number-columns-repeated="2"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3</text:p>
          </table:table-cell>
          <table:table-cell table:number-columns-repeated="2"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16, IC18</text:p>
          </table:table-cell>
          <table:table-cell table:number-columns-repeated="2"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2, LED3, LED4, LED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3</text:p>
          </table:table-cell>
          <table:table-cell table:number-columns-repeated="2"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9</text:p>
          </table:table-cell>
          <table:table-cell table:number-columns-repeated="2"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3, IC7, IC11</text:p>
          </table:table-cell>
          <table:table-cell table:number-columns-repeated="2" office:value-type="string" calcext:value-type="string">
            <text:p>THS4521IDGKR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THS4521IDGKR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table:number-columns-repeated="2"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2</text:p>
          </table:table-cell>
          <table:table-cell table:number-columns-repeated="2" office:value-type="string" calcext:value-type="string">
            <text:p>TPS65265</text:p>
          </table:table-cell>
          <table:table-cell office:value-type="string" calcext:value-type="string">
            <text:p>QFN50P500X500X100-33T345N</text:p>
          </table:table-cell>
          <table:table-cell office:value-type="string" calcext:value-type="string">
            <text:p>TPS65265RHB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4</text:p>
          </table:table-cell>
          <table:table-cell table:number-columns-repeated="2"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2T12:14:56.436820937</dc:date>
    <meta:editing-duration>PT4M57S</meta:editing-duration>
    <meta:editing-cycles>3</meta:editing-cycles>
    <meta:generator>LibreOffice/6.0.7.3$Linux_X86_64 LibreOffice_project/00m0$Build-3</meta:generator>
    <meta:document-statistic meta:table-count="1" meta:cell-count="557" meta:object-count="0"/>
  </office:meta>
</office:document-meta>
</file>